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_20_concave" draw:marker-end-width="0.2cm" draw:fill="solid" draw:fill-color="#9999ff" draw:textarea-horizontal-align="center" draw:textarea-vertical-align="middle"/>
    </style:style>
    <style:style style:name="P1" style:family="paragraph">
      <style:paragraph-properties fo:text-align="center"/>
      <style:text-properties fo:font-family="'Trebuchet MS'" style:font-style-name="Обычный" style:font-family-generic="swiss" style:font-pitch="variable" fo:font-size="5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family="'Trebuchet MS'" style:font-style-name="Обычный" style:font-family-generic="swiss" style:font-pitch="variable" fo:font-size="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5cm" svg:height="0.5cm" svg:x="9cm" svg:y="1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1" draw:id="id10" draw:layer="layout" svg:width="0.5cm" svg:height="0.5cm" svg:x="9cm" svg:y="12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draw:id="id2" draw:layer="layout" svg:width="2.5cm" svg:height="0.5cm" svg:x="8cm" svg:y="2.5cm">
          <text:p text:style-name="P2"><text:span text:style-name="T1">A midlet is launch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3" draw:layer="layout" svg:width="2.5cm" svg:height="0.5cm" svg:x="8cm" svg:y="3.5cm">
          <text:p text:style-name="P2"><text:span text:style-name="T1">A client chooses an operation</text:span></text:p>
          <text:p text:style-name="P2"><text:span text:style-name="T1">and confirms i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4" draw:layer="layout" svg:width="2.5cm" svg:height="1cm" svg:x="8cm" svg:y="4.5cm">
          <text:p text:style-name="P2"><text:span text:style-name="T1">The midlet connects</text:span></text:p>
          <text:p text:style-name="P2"><text:span text:style-name="T1">to the Front server</text:span></text:p>
          <text:p text:style-name="P2"><text:span text:style-name="T1">and sends a request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5" draw:layer="layout" svg:width="2.5cm" svg:height="0.5cm" svg:x="8cm" svg:y="6cm">
          <text:p text:style-name="P2"><text:span text:style-name="T1">The Front server</text:span></text:p>
          <text:p text:style-name="P2"><text:span text:style-name="T1">creates the request in DB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6" draw:layer="layout" svg:width="2.5cm" svg:height="0.5cm" svg:x="8cm" svg:y="7cm">
          <text:p text:style-name="P2"><text:span text:style-name="T1">The midlet sends</text:span></text:p>
          <text:p text:style-name="P2"><text:span text:style-name="T1">an SMS confirma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7" draw:layer="layout" svg:width="2.5cm" svg:height="1cm" svg:x="8cm" svg:y="8cm">
          <text:p text:style-name="P2"><text:span text:style-name="T1">The SMPP server checks</text:span></text:p>
          <text:p text:style-name="P2"><text:span text:style-name="T1">the SMS message, changes</text:span></text:p>
          <text:p text:style-name="P2"><text:span text:style-name="T1">the request's status in DB</text:span></text:p>
          <text:p text:style-name="P2"><text:span text:style-name="T1">and notifies the SR Control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8" draw:layer="layout" svg:width="2.5cm" svg:height="1cm" svg:x="8cm" svg:y="9.5cm">
          <text:p text:style-name="P2"><text:span text:style-name="T1">The SR Controller controls</text:span></text:p>
          <text:p text:style-name="P2"><text:span text:style-name="T1">execution of the request</text:span></text:p>
          <text:p text:style-name="P2"><text:span text:style-name="T1">and notifies the SMPP serv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1" draw:id="id9" draw:layer="layout" svg:width="2.5cm" svg:height="0.5cm" svg:x="8cm" svg:y="11cm">
          <text:p text:style-name="P2"><text:span text:style-name="T1">The SMPP server sends</text:span></text:p>
          <text:p text:style-name="P2"><text:span text:style-name="T1">results to the clie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1" draw:layer="layout" svg:x1="9.249cm" svg:y1="2cm" svg:x2="9.249cm" svg:y2="2.5cm" draw:start-shape="id1" draw:start-glue-point="8" draw:end-shape="id2" draw:end-glue-point="4" svg:d="m9249 2000v500">
          <text:p/>
        </draw:connector>
        <draw:connector draw:style-name="gr4" draw:text-style-name="P1" draw:layer="layout" svg:x1="9.249cm" svg:y1="3cm" svg:x2="9.249cm" svg:y2="3.5cm" draw:start-shape="id2" draw:start-glue-point="6" draw:end-shape="id3" draw:end-glue-point="4" svg:d="m9249 3000v500">
          <text:p/>
        </draw:connector>
        <draw:connector draw:style-name="gr4" draw:text-style-name="P1" draw:layer="layout" svg:x1="9.249cm" svg:y1="4cm" svg:x2="9.249cm" svg:y2="4.5cm" draw:start-shape="id3" draw:start-glue-point="6" draw:end-shape="id4" draw:end-glue-point="4" svg:d="m9249 4000v500">
          <text:p/>
        </draw:connector>
        <draw:connector draw:style-name="gr4" draw:text-style-name="P1" draw:layer="layout" svg:x1="9.249cm" svg:y1="5.5cm" svg:x2="9.249cm" svg:y2="6cm" draw:start-shape="id4" draw:start-glue-point="6" draw:end-shape="id5" draw:end-glue-point="4" svg:d="m9249 5500v500">
          <text:p/>
        </draw:connector>
        <draw:connector draw:style-name="gr4" draw:text-style-name="P1" draw:layer="layout" svg:x1="9.249cm" svg:y1="6.5cm" svg:x2="9.249cm" svg:y2="7cm" draw:start-shape="id5" draw:start-glue-point="6" draw:end-shape="id6" draw:end-glue-point="4" svg:d="m9249 6500v500">
          <text:p/>
        </draw:connector>
        <draw:connector draw:style-name="gr4" draw:text-style-name="P1" draw:layer="layout" svg:x1="9.249cm" svg:y1="7.5cm" svg:x2="9.249cm" svg:y2="8cm" draw:start-shape="id6" draw:start-glue-point="6" draw:end-shape="id7" draw:end-glue-point="4" svg:d="m9249 7500v500">
          <text:p/>
        </draw:connector>
        <draw:connector draw:style-name="gr4" draw:text-style-name="P1" draw:layer="layout" svg:x1="9.249cm" svg:y1="9cm" svg:x2="9.249cm" svg:y2="9.5cm" draw:start-shape="id7" draw:start-glue-point="6" draw:end-shape="id8" draw:end-glue-point="4" svg:d="m9249 9000v500">
          <text:p/>
        </draw:connector>
        <draw:connector draw:style-name="gr4" draw:text-style-name="P1" draw:layer="layout" svg:x1="9.249cm" svg:y1="10.5cm" svg:x2="9.249cm" svg:y2="11cm" draw:start-shape="id8" draw:start-glue-point="6" draw:end-shape="id9" draw:end-glue-point="4" svg:d="m9249 10500v500">
          <text:p/>
        </draw:connector>
        <draw:connector draw:style-name="gr4" draw:text-style-name="P1" draw:layer="layout" svg:x1="9.249cm" svg:y1="11.5cm" svg:x2="9.249cm" svg:y2="12cm" draw:start-shape="id9" draw:start-glue-point="6" draw:end-shape="id10" draw:end-glue-point="4" svg:d="m9249 1150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0H22M30S</meta:editing-duration>
    <meta:editing-cycles>11</meta:editing-cycles>
    <meta:generator>OpenOffice.org/3.1$Win32 OpenOffice.org_project/310m11$Build-9399</meta:generator>
    <dc:date>2010-02-23T11:33:46.65</dc:date>
    <dc:creator>Yerzhan Tulepov</dc:creator>
    <meta:document-statistic meta:object-count="19"/>
  </office:meta>
</office:document-meta>
</file>